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paragraph-properties fo:border="0in none #000000" fo:padding="0.0277in" style:shadow="none"/>
    </style:style>
    <style:style style:name="T3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4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5" style:parent-style-name="DefaultParagraphFont" style:family="text">
      <style:text-properties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Character Name:_________________________ <text:s/>Player Name:_____________________________</text:p>
      <text:p text:style-name="Standard">Race:__________________________________ <text:s/>Size:_______</text:p>
      <text:p text:style-name="Standard">Class:__________________________________ <text:s/>Speed:_____</text:p>
      <text:p text:style-name="Standard">Level:_____ <text:s/>Experience:__________________ <text:s/>/ <text:s/>EtL:___________________________________</text:p>
      <text:p text:style-name="Standard"/>
      <text:p text:style-name="Standard">Background:</text:p>
      <text:p text:style-name="Standard">Personality:_____________________________________________________________________</text:p>
      <text:p text:style-name="Standard">______________________________________________________________________________</text:p>
      <text:p text:style-name="Standard">______________________________________________________________________________</text:p>
      <text:p text:style-name="Standard">Goals:_________________________________________________________________________</text:p>
      <text:p text:style-name="Standard">______________________________________________________________________________</text:p>
      <text:p text:style-name="Standard">______________________________________________________________________________</text:p>
      <text:p text:style-name="Standard">Ideals:_________________________________________________________________________</text:p>
      <text:p text:style-name="Standard">______________________________________________________________________________</text:p>
      <text:p text:style-name="Standard">______________________________________________________________________________</text:p>
      <text:p text:style-name="P2">Flaws:_________________________________________________________________________</text:p>
      <text:p text:style-name="Standard"/>
      <text:p text:style-name="Standard">HP:_____/_____<text:tab/><text:tab/><text:tab/><text:tab/><text:tab/><text:tab/><text:tab/>Abilities:</text:p>
      <text:p text:style-name="Standard"><text:tab/><text:tab/><text:tab/><text:tab/><text:tab/><text:tab/><text:tab/><text:tab/><text:tab/>1)________________________</text:p>
      <text:p text:style-name="Standard">MP:_____/_____<text:tab/><text:tab/><text:tab/><text:tab/><text:tab/><text:tab/><text:tab/></text:p>
      <text:p text:style-name="Standard"><text:tab/><text:tab/><text:tab/><text:tab/><text:tab/><text:tab/><text:tab/><text:tab/><text:tab/>2)________________________</text:p>
      <text:p text:style-name="Standard">SP:_____/_____<text:tab/><text:tab/><text:tab/><text:tab/><text:tab/><text:tab/><text:tab/></text:p>
      <text:p text:style-name="Standard"><text:tab/><text:tab/><text:tab/><text:tab/><text:tab/><text:tab/><text:tab/><text:tab/><text:tab/>3)________________________</text:p>
      <text:p text:style-name="Standard">Rac:_____<text:tab/><text:tab/><text:tab/>Helm:___________________</text:p>
      <text:p text:style-name="Standard"><text:tab/><text:tab/><text:tab/><text:tab/><text:tab/><text:tab/><text:tab/><text:tab/><text:tab/>4)________________________</text:p>
      <text:p text:style-name="Standard">Acc:_____<text:tab/><text:tab/><text:tab/>Armor:__________________</text:p>
      <text:p text:style-name="Standard"><text:tab/><text:tab/><text:tab/><text:tab/><text:tab/><text:tab/><text:tab/><text:tab/><text:tab/>5)________________________</text:p>
      <text:p text:style-name="Standard">Eva:______<text:tab/><text:tab/><text:tab/>Leggings:________________</text:p>
      <text:p text:style-name="Standard"><text:tab/><text:tab/><text:tab/><text:tab/><text:tab/><text:tab/><text:tab/><text:tab/><text:tab/>6)________________________</text:p>
      <text:p text:style-name="Standard">Att:_____<text:tab/><text:tab/><text:tab/>Footgear:________________</text:p>
      <text:p text:style-name="Standard"><text:tab/><text:tab/><text:tab/><text:tab/><text:tab/><text:tab/><text:tab/><text:tab/><text:tab/>7)________________________</text:p>
      <text:p text:style-name="Standard">Def:_____<text:tab/><text:tab/><text:tab/>Left<text:s/>Arm:________________</text:p>
      <text:p text:style-name="Standard"><text:tab/><text:tab/><text:tab/><text:tab/><text:tab/><text:tab/><text:tab/><text:tab/><text:tab/>8)________________________</text:p>
      <text:p text:style-name="Standard">PSI:_____<text:tab/><text:tab/><text:tab/>Right Arm:_______________</text:p>
      <text:p text:style-name="Standard"><text:tab/><text:tab/><text:tab/><text:tab/><text:tab/><text:tab/><text:tab/><text:tab/><text:tab/>9)________________________</text:p>
      <text:p text:style-name="Standard">Mac:_____<text:tab/><text:tab/><text:tab/>Neck<text:s/>Accessory:___________</text:p>
      <text:p text:style-name="Standard"><text:tab/><text:tab/><text:tab/><text:tab/><text:tab/><text:tab/><text:tab/><text:tab/><text:tab/>10)_______________________</text:p>
      <text:p text:style-name="Standard">Mev:_____<text:tab/><text:tab/><text:tab/>Cape<text:s/>Accessory:___________</text:p>
      <text:p text:style-name="Standard"><text:tab/><text:tab/><text:tab/><text:tab/><text:tab/><text:tab/><text:tab/><text:tab/><text:tab/>11)_______________________</text:p>
      <text:p text:style-name="Standard">Mat:_____<text:tab/><text:tab/><text:tab/>L Hand<text:s/>Accessory:_________</text:p>
      <text:p text:style-name="Standard"><text:tab/><text:tab/><text:tab/><text:tab/><text:tab/><text:tab/><text:tab/><text:tab/><text:tab/>12)_______________________</text:p>
      <text:p text:style-name="Standard">Mde:_____<text:tab/><text:tab/><text:tab/>R Hand Accessory:_________</text:p>
      <text:p text:style-name="Standard"><text:tab/><text:tab/><text:tab/><text:tab/><text:tab/><text:tab/><text:tab/><text:tab/><text:tab/>13)_______________________</text:p>
      <text:p text:style-name="Standard">Mor:_____<text:tab/><text:tab/><text:tab/></text:p>
      <text:p text:style-name="Standard"><text:tab/><text:tab/><text:tab/><text:tab/><text:tab/><text:tab/><text:tab/><text:tab/><text:tab/>14)_______________________</text:p>
      <text:p text:style-name="Standard">Luc:_____<text:tab/><text:tab/><text:tab/></text:p>
      <text:p text:style-name="Standard"><text:tab/><text:tab/><text:tab/><text:tab/><text:tab/><text:tab/><text:tab/><text:tab/><text:tab/>15)_______________________</text:p>
      <text:p text:style-name="Standard">Ini:<text:s text:c="2"/><text:span text:style-name="T3">Ac</text:span><text:span text:style-name="T4">c+Eva</text:span></text:p>
      <text:p text:style-name="Standard">or<text:s/><text:span text:style-name="T5">Mac+Mev</text:span><text:s/>if prepping a spell<text:tab/><text:tab/><text:tab/><text:tab/><text:tab/>16)_______________________</text:p>
      <text:p text:style-name="Standard"/>
      <text:p text:style-name="Standard"><text:tab/><text:tab/><text:tab/><text:tab/><text:tab/><text:tab/><text:tab/><text:tab/><text:tab/>17)_______________________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creator>Christopher Kemerait</dc:creator>
    <meta:creation-date>2009-04-16T11:32:00Z</meta:creation-date>
    <dc:date>2017-10-31T19:46:00Z</dc:date>
    <meta:template xlink:href="Normal" xlink:type="simple"/>
    <meta:editing-cycles>6</meta:editing-cycles>
    <meta:editing-duration>PT3300S</meta:editing-duration>
    <meta:user-defined meta:name="Info 1"/>
    <meta:user-defined meta:name="Info 2"/>
    <meta:user-defined meta:name="Info 3"/>
    <meta:user-defined meta:name="Info 4"/>
    <meta:document-statistic meta:page-count="1" meta:paragraph-count="4" meta:word-count="332" meta:character-count="2224" meta:row-count="15" meta:non-whitespace-character-count="1896"/>
  </office:meta>
</office:document-meta>
</file>